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c6c4c" fo:background-color="#ffffff"/>
    </style:style>
    <style:style style:name="P3" style:family="paragraph" style:parent-style-name="Text_20_body">
      <style:text-properties officeooo:rsid="0012b61e" officeooo:paragraph-rsid="0012b61e"/>
    </style:style>
    <style:style style:name="P4" style:family="paragraph" style:parent-style-name="Text_20_body">
      <style:text-properties officeooo:paragraph-rsid="0081b387"/>
    </style:style>
    <style:style style:name="P5" style:family="paragraph" style:parent-style-name="Text_20_body">
      <style:text-properties officeooo:paragraph-rsid="00845714"/>
    </style:style>
    <style:style style:name="P6" style:family="paragraph" style:parent-style-name="Text_20_body">
      <style:text-properties officeooo:paragraph-rsid="00867658"/>
    </style:style>
    <style:style style:name="P7" style:family="paragraph" style:parent-style-name="Text_20_body">
      <style:text-properties officeooo:paragraph-rsid="00884fa4"/>
    </style:style>
    <style:style style:name="P8" style:family="paragraph" style:parent-style-name="Text_20_body">
      <style:text-properties officeooo:paragraph-rsid="008d2227"/>
    </style:style>
    <style:style style:name="P9" style:family="paragraph" style:parent-style-name="Text_20_body">
      <style:paragraph-properties fo:text-align="justify" style:justify-single-word="false"/>
      <style:text-properties officeooo:rsid="010b851e" officeooo:paragraph-rsid="010b851e"/>
    </style:style>
    <style:style style:name="P10" style:family="paragraph" style:parent-style-name="Text_20_body">
      <style:paragraph-properties fo:text-align="justify" style:justify-single-word="false"/>
      <style:text-properties officeooo:rsid="010df936" officeooo:paragraph-rsid="010df936"/>
    </style:style>
    <style:style style:name="P11" style:family="paragraph" style:parent-style-name="Text_20_body">
      <style:paragraph-properties fo:text-align="justify" style:justify-single-word="false"/>
      <style:text-properties officeooo:rsid="010f134e" officeooo:paragraph-rsid="010f134e"/>
    </style:style>
    <style:style style:name="P12" style:family="paragraph" style:parent-style-name="Footer">
      <style:paragraph-properties fo:text-align="center" style:justify-single-word="false"/>
      <style:text-properties officeooo:paragraph-rsid="00148fc3"/>
    </style:style>
    <style:style style:name="P13" style:family="paragraph" style:parent-style-name="Footer">
      <style:paragraph-properties fo:text-align="center" style:justify-single-word="false"/>
      <style:text-properties officeooo:rsid="0012b61e" officeooo:paragraph-rsid="00148fc3"/>
    </style:style>
    <style:style style:name="P14" style:family="paragraph" style:parent-style-name="Subtitle">
      <style:text-properties officeooo:rsid="0012b61e" officeooo:paragraph-rsid="0012b61e"/>
    </style:style>
    <style:style style:name="P15" style:family="paragraph" style:parent-style-name="Title">
      <style:text-properties fo:font-size="20pt" style:font-size-asian="20pt" style:font-size-complex="20pt"/>
    </style:style>
    <style:style style:name="P16" style:family="paragraph" style:parent-style-name="Heading">
      <style:text-properties fo:color="#000000" style:font-name="Droid Sans Mono" fo:font-size="10.5pt" fo:font-weight="normal" officeooo:rsid="003c6c4c" officeooo:paragraph-rsid="010a2956" fo:background-color="#ffffff"/>
    </style:style>
    <style:style style:name="P17" style:family="paragraph" style:parent-style-name="Heading">
      <style:paragraph-properties fo:break-before="page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9" style:family="paragraph" style:parent-style-name="Standard">
      <style:text-properties fo:color="#000000" style:font-name="Droid Sans Mono" fo:font-size="10.5pt" fo:font-weight="normal" officeooo:paragraph-rsid="010a2956" fo:background-color="#ffffff"/>
    </style:style>
    <style:style style:name="P20" style:family="paragraph" style:parent-style-name="Standard">
      <style:paragraph-properties style:line-height-at-least="0.503cm"/>
      <style:text-properties fo:color="#000000" fo:background-color="#ffffff"/>
    </style:style>
    <style:style style:name="P21" style:family="paragraph" style:parent-style-name="Text_20_body">
      <style:paragraph-properties fo:text-align="justify" style:justify-single-word="false"/>
      <style:text-properties officeooo:rsid="010df936" officeooo:paragraph-rsid="010df936"/>
    </style:style>
    <style:style style:name="P22" style:family="paragraph" style:parent-style-name="Text_20_body">
      <style:paragraph-properties fo:text-align="justify" style:justify-single-word="false"/>
      <style:text-properties officeooo:rsid="011076e4" officeooo:paragraph-rsid="011076e4"/>
    </style:style>
    <style:style style:name="P23" style:family="paragraph" style:parent-style-name="Text_20_body">
      <style:paragraph-properties fo:text-align="justify" style:justify-single-word="false"/>
      <style:text-properties officeooo:rsid="01552920" officeooo:paragraph-rsid="01552920"/>
    </style:style>
    <style:style style:name="P24" style:family="paragraph" style:parent-style-name="Text_20_body">
      <style:paragraph-properties fo:text-align="justify" style:justify-single-word="false"/>
      <style:text-properties officeooo:rsid="01570023" officeooo:paragraph-rsid="01552920"/>
    </style:style>
    <style:style style:name="P25" style:family="paragraph" style:parent-style-name="Text_20_body">
      <style:paragraph-properties fo:text-align="justify" style:justify-single-word="false"/>
      <style:text-properties officeooo:rsid="01570023" officeooo:paragraph-rsid="01570023"/>
    </style:style>
    <style:style style:name="P26" style:family="paragraph" style:parent-style-name="Text_20_body">
      <style:paragraph-properties fo:text-align="justify" style:justify-single-word="false"/>
      <style:text-properties officeooo:rsid="015ec8aa" officeooo:paragraph-rsid="015ec8aa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Heading_20_2">
      <style:text-properties officeooo:rsid="00817630" officeooo:paragraph-rsid="00817630"/>
    </style:style>
    <style:style style:name="P29" style:family="paragraph" style:parent-style-name="Heading_20_2">
      <style:paragraph-properties fo:break-before="page"/>
      <style:text-properties officeooo:rsid="00162cec" officeooo:paragraph-rsid="00162cec"/>
    </style:style>
    <style:style style:name="P30" style:family="paragraph" style:parent-style-name="Heading_20_2">
      <style:paragraph-properties fo:break-before="page"/>
      <style:text-properties officeooo:rsid="0023683d" officeooo:paragraph-rsid="0023683d"/>
    </style:style>
    <style:style style:name="P31" style:family="paragraph" style:parent-style-name="Heading_20_2">
      <style:paragraph-properties fo:break-before="page"/>
      <style:text-properties officeooo:rsid="00673d67" officeooo:paragraph-rsid="00673d67"/>
    </style:style>
    <style:style style:name="P32" style:family="paragraph" style:parent-style-name="Heading_20_3">
      <style:paragraph-properties fo:text-align="justify" style:justify-single-word="false"/>
      <style:text-properties officeooo:rsid="00174d78" officeooo:paragraph-rsid="00174d78"/>
    </style:style>
    <style:style style:name="P33" style:family="paragraph" style:parent-style-name="Heading_20_3">
      <style:paragraph-properties fo:text-align="justify" style:justify-single-word="false"/>
      <style:text-properties officeooo:rsid="001ebfbc" officeooo:paragraph-rsid="001ebfbc"/>
    </style:style>
    <style:style style:name="P34" style:family="paragraph" style:parent-style-name="Heading_20_3">
      <style:text-properties officeooo:rsid="0025f2b2" officeooo:paragraph-rsid="0025f2b2"/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39f62d"/>
    </style:style>
    <style:style style:name="T2" style:family="text">
      <style:text-properties officeooo:rsid="0081b387"/>
    </style:style>
    <style:style style:name="T3" style:family="text">
      <style:text-properties officeooo:rsid="00845714"/>
    </style:style>
    <style:style style:name="T4" style:family="text">
      <style:text-properties officeooo:rsid="00867658"/>
    </style:style>
    <style:style style:name="T5" style:family="text">
      <style:text-properties officeooo:rsid="00884fa4"/>
    </style:style>
    <style:style style:name="T6" style:family="text">
      <style:text-properties officeooo:rsid="008858eb"/>
    </style:style>
    <style:style style:name="T7" style:family="text">
      <style:text-properties officeooo:rsid="008a8f21"/>
    </style:style>
    <style:style style:name="T8" style:family="text">
      <style:text-properties officeooo:rsid="0092b8a6"/>
    </style:style>
    <style:style style:name="T9" style:family="text">
      <style:text-properties officeooo:rsid="010697c3"/>
    </style:style>
    <style:style style:name="T10" style:family="text">
      <style:text-properties officeooo:rsid="010a2956"/>
    </style:style>
    <style:style style:name="T11" style:family="text">
      <style:text-properties style:font-name="Droid Sans Mono" fo:font-size="10.5pt" fo:font-weight="normal"/>
    </style:style>
    <style:style style:name="T12" style:family="text">
      <style:text-properties officeooo:rsid="013fad9b"/>
    </style:style>
    <style:style style:name="T13" style:family="text">
      <style:text-properties officeooo:rsid="014128fe"/>
    </style:style>
    <style:style style:name="T14" style:family="text">
      <style:text-properties officeooo:rsid="01425eca"/>
    </style:style>
    <style:style style:name="T15" style:family="text">
      <style:text-properties officeooo:rsid="01445e8c"/>
    </style:style>
    <style:style style:name="T16" style:family="text">
      <style:text-properties officeooo:rsid="01450c29"/>
    </style:style>
    <style:style style:name="T17" style:family="text">
      <style:text-properties officeooo:rsid="0149ead1"/>
    </style:style>
    <style:style style:name="T18" style:family="text">
      <style:text-properties officeooo:rsid="014a2055"/>
    </style:style>
    <style:style style:name="T19" style:family="text">
      <style:text-properties officeooo:rsid="0151e22f"/>
    </style:style>
    <style:style style:name="T20" style:family="text">
      <style:text-properties officeooo:rsid="0158c426"/>
    </style:style>
    <style:style style:name="T21" style:family="text">
      <style:text-properties officeooo:rsid="0162664b"/>
    </style:style>
    <style:style style:name="T22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5">ORGANIZACJA I ARCHITEKTURA KOMPUTERÓW</text:p>
      <text:p text:style-name="P14">LAB <text:span text:style-name="T19">5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9">13</text:span> <text:span text:style-name="T8">CZERWCA </text:span>2019</text:p>
      <text:p text:style-name="P12">ŚRODA, TN 17:05 </text:p>
      <text:p text:style-name="P12">AUTOR: WOJCIECH KUR </text:p>
      <text:p text:style-name="P13">PROWADZĄCY: DR INŻ. PIOTR PATRONIK 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7">Spis treści</text:p>
          </text:index-title>
          <text:p text:style-name="P35"><text:a xlink:type="simple" xlink:href="#__RefHeading___Toc106_2341823925" text:style-name="Index_20_Link" text:visited-style-name="Index_20_Link">1. Treść ćwiczenia<text:tab/>3</text:a></text:p>
          <text:p text:style-name="P36"><text:a xlink:type="simple" xlink:href="#__RefHeading___Toc108_2341823925" text:style-name="Index_20_Link" text:visited-style-name="Index_20_Link">1.1. Zakres i program ćwiczenia<text:tab/>3</text:a></text:p>
          <text:p text:style-name="P36"><text:a xlink:type="simple" xlink:href="#__RefHeading___Toc110_2341823925" text:style-name="Index_20_Link" text:visited-style-name="Index_20_Link">1.2. Zrealizowane zadania<text:tab/>3</text:a></text:p>
          <text:p text:style-name="P35"><text:a xlink:type="simple" xlink:href="#__RefHeading___Toc119_2341823925" text:style-name="Index_20_Link" text:visited-style-name="Index_20_Link">2. Przebieg ćwiczenia<text:tab/>4</text:a></text:p>
          <text:p text:style-name="P36"><text:a xlink:type="simple" xlink:href="#__RefHeading___Toc121_2341823925" text:style-name="Index_20_Link" text:visited-style-name="Index_20_Link">2.1. Konstrukcja pliku źródłowego „table”<text:tab/>4</text:a></text:p>
          <text:p text:style-name="P35"><text:a xlink:type="simple" xlink:href="#__RefHeading___Toc127_2341823925" text:style-name="Index_20_Link" text:visited-style-name="Index_20_Link">3. Podsumowanie<text:tab/>8</text:a></text:p>
          <text:p text:style-name="P35"><text:a xlink:type="simple" xlink:href="#__RefHeading___Toc136_2341823925" text:style-name="Index_20_Link" text:visited-style-name="Index_20_Link">4. Literatura<text:tab/>8</text:a></text:p>
        </text:index-body>
      </text:table-of-content>
      <text:p text:style-name="P3"/>
      <text:h text:style-name="P29" text:outline-level="2"><text:bookmark-start text:name="__RefHeading___Toc106_2341823925"/>1. Treść ćwiczenia<text:bookmark-end text:name="__RefHeading___Toc106_2341823925"/></text:h>
      <text:h text:style-name="P32" text:outline-level="3"><text:bookmark-start text:name="__RefHeading___Toc108_2341823925"/>1.1. Zakres i program ćwiczenia<text:bookmark-end text:name="__RefHeading___Toc108_2341823925"/></text:h>
      <text:p text:style-name="P9">1.1.1. <text:span text:style-name="T12">Napisanie programu uruchamiającego dwa wątki (w obrębie tej samej przestrzeni adresowej.</text:span></text:p>
      <text:p text:style-name="P10">1.1.2. <text:span text:style-name="T13">Napisanie programu wypełniającego zerami tablicę dwuwymiarową.</text:span></text:p>
      <text:p text:style-name="P10"><text:tab/><text:span text:style-name="T14">a) zmierzenie czasu wypełniania po wierszach i kolumnach</text:span></text:p>
      <text:p text:style-name="P10">1.1.3. <text:span text:style-name="T15">Wczytanie ze standardowego wejścia na stos kod programu i wykonanie go.</text:span></text:p>
      <text:h text:style-name="P33" text:outline-level="3"><text:bookmark-start text:name="__RefHeading___Toc110_2341823925"/>1.2. Zrealizowane zadania<text:bookmark-end text:name="__RefHeading___Toc110_2341823925"/></text:h>
      <text:p text:style-name="P11">1.1.1. <text:span text:style-name="T16">Stworzenie programu realizującego wypełnienie tablicy dwuwymiarowej oraz pomiar czasu wykonania wypełnienia po wierszach i kolumnach.</text:span></text:p>
      <text:h text:style-name="P30" text:outline-level="2"><text:bookmark-start text:name="__RefHeading___Toc119_2341823925"/>2. Przebieg ćwiczenia<text:bookmark-end text:name="__RefHeading___Toc119_2341823925"/></text:h>
      <text:h text:style-name="P34" text:outline-level="3"><text:bookmark-start text:name="__RefHeading___Toc121_2341823925"/>2.1. Konstrukcja pliku źródłowego „<text:span text:style-name="T17">table</text:span>”<text:bookmark-end text:name="__RefHeading___Toc121_2341823925"/></text:h>
      <text:p text:style-name="P16">2.<text:span text:style-name="T10">1</text:span>.1 Listing 2: kod źródłowy <text:span text:style-name="T17">table</text:span>.s</text:p>
      <text:p text:style-name="P19">.data</text:p>
      <text:p text:style-name="P18">EXIT =                      1 </text:p>
      <text:p text:style-name="P18">READ =                      3</text:p>
      <text:p text:style-name="P18">WRITE =                     4</text:p>
      <text:p text:style-name="P18">STDIN =                     0</text:p>
      <text:p text:style-name="P18">STDOUT =                    1</text:p>
      <text:p text:style-name="P18">SYSCALL =                   0x80</text:p>
      <text:p text:style-name="P20"/>
      <text:p text:style-name="P18">row: .int 0</text:p>
      <text:p text:style-name="P18">col: .int 0</text:p>
      <text:p text:style-name="P20"/>
      <text:p text:style-name="P18">.bss</text:p>
      <text:p text:style-name="P18">.comm array, 20*20*4</text:p>
      <text:p text:style-name="P18">.equ j, 20</text:p>
      <text:p text:style-name="P18">.equ i, 20</text:p>
      <text:p text:style-name="P20"/>
      <text:p text:style-name="P18">.comm rows_time_counter, 8</text:p>
      <text:p text:style-name="P18">.comm cols_time_counter, 8</text:p>
      <text:p text:style-name="P20"/>
      <text:p text:style-name="P18">.text</text:p>
      <text:p text:style-name="P18">.global _start</text:p>
      <text:p text:style-name="P18">_start:</text:p>
      <text:p text:style-name="P18"># Mierzenie wypelnienia kolumn</text:p>
      <text:p text:style-name="P20">    <text:span text:style-name="T11">rdtsc</text:span></text:p>
      <text:p text:style-name="P20">    <text:span text:style-name="T11">movl %eax,                      cols_time_counter</text:span></text:p>
      <text:p text:style-name="P20">    <text:span text:style-name="T11">mov $cols_time_counter,         %ecx</text:span></text:p>
      <text:p text:style-name="P20">    <text:span text:style-name="T11">movl %edx,                      4(%ecx) </text:span></text:p>
      <text:p text:style-name="P20"/>
      <text:p text:style-name="P20">    <text:span text:style-name="T11">movl $0,                        col</text:span></text:p>
      <text:p text:style-name="P20">    <text:span text:style-name="T11">movl $0,                        row</text:span></text:p>
      <text:p text:style-name="P18">next_col_cols:</text:p>
      <text:p text:style-name="P20">    <text:span text:style-name="T11">movl col,                       %ecx</text:span></text:p>
      <text:p text:style-name="P18">next_row_cols:</text:p>
      <text:p text:style-name="P20">    <text:span text:style-name="T11">movl row,                       %eax</text:span></text:p>
      <text:p text:style-name="P20">    <text:span text:style-name="T11">movl $i,                        %edx</text:span></text:p>
      <text:p text:style-name="P20">    <text:span text:style-name="T11">mull %edx</text:span></text:p>
      <text:p text:style-name="P20">    <text:span text:style-name="T11">movl $4,                        %edx</text:span></text:p>
      <text:p text:style-name="P20">    <text:span text:style-name="T11">mull %edx</text:span></text:p>
      <text:p text:style-name="P20">    <text:span text:style-name="T11">movl $1,                        array(%eax, %ecx, 4)</text:span></text:p>
      <text:p text:style-name="P20">    <text:span text:style-name="T11">incl row</text:span></text:p>
      <text:p text:style-name="P20">    <text:span text:style-name="T11">movl row,                       %eax</text:span></text:p>
      <text:p text:style-name="P20">    <text:span text:style-name="T11">cmpl $j,                        %eax</text:span></text:p>
      <text:p text:style-name="P20">    <text:span text:style-name="T11">jne next_row_cols</text:span></text:p>
      <text:p text:style-name="P20"/>
      <text:p text:style-name="P20"><text:soft-page-break/>    <text:span text:style-name="T11">movl $0,                        row</text:span></text:p>
      <text:p text:style-name="P20">    <text:span text:style-name="T11">incl col</text:span></text:p>
      <text:p text:style-name="P20">    <text:span text:style-name="T11">incl                            %ecx</text:span></text:p>
      <text:p text:style-name="P20">    <text:span text:style-name="T11">cmp $i,                         %ecx</text:span></text:p>
      <text:p text:style-name="P20">    <text:span text:style-name="T11">jne next_col_cols</text:span></text:p>
      <text:p text:style-name="P20">    </text:p>
      <text:p text:style-name="P20">    <text:span text:style-name="T11">movl $0,                        col</text:span></text:p>
      <text:p text:style-name="P20"/>
      <text:p text:style-name="P20">    <text:span text:style-name="T11">rdtsc</text:span></text:p>
      <text:p text:style-name="P20">    <text:span text:style-name="T11">subl cols_time_counter,         %eax</text:span></text:p>
      <text:p text:style-name="P20">    <text:span text:style-name="T11">movl %eax,                      cols_time_counter</text:span></text:p>
      <text:p text:style-name="P20">    <text:span text:style-name="T11">movl $cols_time_counter,        %ecx</text:span></text:p>
      <text:p text:style-name="P20">    <text:span text:style-name="T11">subl 4(%ecx),                   %edx</text:span></text:p>
      <text:p text:style-name="P20">    <text:span text:style-name="T11">movl %edx,                      4(%ecx)</text:span></text:p>
      <text:p text:style-name="P20"/>
      <text:p text:style-name="P18"># Mierzenie wypelnienia wierszy</text:p>
      <text:p text:style-name="P20">    <text:span text:style-name="T11">rdtsc</text:span></text:p>
      <text:p text:style-name="P20">    <text:span text:style-name="T11">movl %eax,                      rows_time_counter</text:span></text:p>
      <text:p text:style-name="P20">    <text:span text:style-name="T11">mov $rows_time_counter,         %ecx</text:span></text:p>
      <text:p text:style-name="P20">    <text:span text:style-name="T11">movl %edx,                      4(%ecx) </text:span></text:p>
      <text:p text:style-name="P20"/>
      <text:p text:style-name="P20">    <text:span text:style-name="T11">movl $0,                        col</text:span></text:p>
      <text:p text:style-name="P20">    <text:span text:style-name="T11">movl $0,                        row</text:span></text:p>
      <text:p text:style-name="P18">next_row_rows:</text:p>
      <text:p text:style-name="P20">    <text:span text:style-name="T11">movl row,                       %eax</text:span></text:p>
      <text:p text:style-name="P20">    <text:span text:style-name="T11">movl $i,                        %edx</text:span></text:p>
      <text:p text:style-name="P20">    <text:span text:style-name="T11">mull %edx</text:span></text:p>
      <text:p text:style-name="P20">    <text:span text:style-name="T11">movl $4,                        %edx</text:span></text:p>
      <text:p text:style-name="P20">    <text:span text:style-name="T11">mull %edx</text:span></text:p>
      <text:p text:style-name="P18">next_col_rows:</text:p>
      <text:p text:style-name="P20">    <text:span text:style-name="T11">movl col,                       %ecx</text:span></text:p>
      <text:p text:style-name="P20">    <text:span text:style-name="T11">movl $2,                        array(%eax, %ecx, 4)</text:span></text:p>
      <text:p text:style-name="P20">    <text:span text:style-name="T11">incl col</text:span></text:p>
      <text:p text:style-name="P20">    <text:span text:style-name="T11">incl %ecx</text:span></text:p>
      <text:p text:style-name="P20">    <text:span text:style-name="T11">cmpl $i,                        %ecx </text:span></text:p>
      <text:p text:style-name="P20">    <text:span text:style-name="T11">jne next_col_rows</text:span></text:p>
      <text:p text:style-name="P20"/>
      <text:p text:style-name="P20">    <text:span text:style-name="T11">movl $0,                        col</text:span></text:p>
      <text:p text:style-name="P20">    <text:span text:style-name="T11">incl row</text:span></text:p>
      <text:p text:style-name="P20">    <text:span text:style-name="T11">movl row,                       %eax</text:span></text:p>
      <text:p text:style-name="P20">    <text:span text:style-name="T11">cmp $j,                         %eax</text:span></text:p>
      <text:p text:style-name="P20">    <text:span text:style-name="T11">jne next_row_rows</text:span></text:p>
      <text:p text:style-name="P20"/>
      <text:p text:style-name="P20">    <text:span text:style-name="T11">movl $0,                        row</text:span></text:p>
      <text:p text:style-name="P20"/>
      <text:p text:style-name="P20">    <text:span text:style-name="T11">rdtsc</text:span></text:p>
      <text:p text:style-name="P20">    <text:span text:style-name="T11">subl rows_time_counter,         %eax</text:span></text:p>
      <text:p text:style-name="P20">    <text:span text:style-name="T11">movl %eax, rows_time_counter</text:span></text:p>
      <text:p text:style-name="P20">    <text:span text:style-name="T11">movl $rows_time_counter,        %ecx</text:span></text:p>
      <text:p text:style-name="P20">    <text:span text:style-name="T11">subl 4(%ecx),                   %edx</text:span></text:p>
      <text:p text:style-name="P20">    <text:span text:style-name="T11">movl %edx,                      4(%ecx)</text:span></text:p>
      <text:p text:style-name="P20"><text:soft-page-break/></text:p>
      <text:p text:style-name="P18">end:</text:p>
      <text:p text:style-name="P20">    <text:span text:style-name="T11">mov $EXIT,                      %eax</text:span></text:p>
      <text:p text:style-name="P20">    <text:span text:style-name="T11">mov $0,                         %ebx</text:span></text:p>
      <text:p text:style-name="P20">    <text:span text:style-name="T11">int $SYSCALL</text:span></text:p>
      <text:p text:style-name="P18"/>
      <text:p text:style-name="P2"/>
      <text:p text:style-name="P17">2.<text:span text:style-name="T1">1</text:span>.<text:span text:style-name="T1">2.</text:span> Opis programu</text:p>
      <text:p text:style-name="P22">Program rozpoczyna się <text:span text:style-name="T18">z zdefiniowaną wcześniej wielkością tablicy array, dla porównania czasu posiadającą tyle samo kolumn i wierszy. Najpierw zostaje zmierzony czas wypełnienia zerami kolumn. Aby to zrobić wymagane jest przesunięcie o stałą wartość (wielkość wiersza) aby przejść do następnego elementu tej samej kolumny. Iteracja przebiega aż do wypełnienia w ten sposób całej tablicy zerami. Następnie zostaje zmierzony czas wypełniania wierszy. W tym celu iterujemy po kolei, co 4 bajty.</text:span></text:p>
      <text:p text:style-name="P23"/>
      <text:p text:style-name="P24"><draw:frame draw:style-name="fr1" draw:name="Ramka1" text:anchor-type="paragraph" svg:width="16cm" draw:z-index="0"><draw:text-box fo:min-height="8.999cm"><text:p text:style-name="Illustration"><draw:frame draw:style-name="fr2" draw:name="Obiekt1" text:anchor-type="as-char" svg:width="16cm" style:rel-width="100%" svg:height="8.999cm" style:rel-height="scale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2"><text:line-break/></text:span>Ilustracja <text:sequence text:ref-name="refIllustration0" text:name="Illustration" text:formula="ooow:Illustration+1" style:num-format="1">1</text:sequence>: Wykres próby od czasu dla poszczególnych iteracji</text:p></draw:text-box></draw:frame></text:p>
      <text:p text:style-name="P25">W każdym z 5 pomiarów iteracje po wierszach okazują się szybsze. Jest to spowodowane brakiem narzutu w postaci <text:span text:style-name="T20">pominięcia pewnych elementów (wybieramy co n-ty element aby iterować po kolumnie).</text:span></text:p>
      <text:h text:style-name="P31" text:outline-level="2"><text:bookmark-start text:name="__RefHeading___Toc127_2341823925"/>3. Podsumowanie<text:bookmark-end text:name="__RefHeading___Toc127_2341823925"/></text:h>
      <text:p text:style-name="P26">Wyniki eksperymentu związanego z wypełnianiem tablicy dwuwymiarowej były proste do przewidzenia. Iteracja element po elemencie jest szybsza niż iteracja z wykluczeniem kilku elementów (i powrót do nich w kolejnych iteracjach). <text:span text:style-name="T21">Wymaganych operacji do przeprowadzenia takich iteracji jest więcej, zatem czas jest równomiernie większy.</text:span></text:p>
      <text:h text:style-name="P28" text:outline-level="2"><text:bookmark-start text:name="__RefHeading___Toc136_2341823925"/>4. Literatura<text:bookmark-end text:name="__RefHeading___Toc136_2341823925"/></text:h>
      <text:p text:style-name="P4"><text:span text:style-name="T2">4.1. </text:span><text:a xlink:type="simple" xlink:href="http://zak.ict.pwr.wroc.pl/materials/architektura/laboratorium%20AK2/wzorzec%20sprawozdania.pdf" text:style-name="Internet_20_link" text:visited-style-name="Visited_20_Internet_20_Link">http://zak.ict.pwr.wroc.pl/materials/architektura/laboratorium%20AK2/wzorzec%20sprawozdania.pdf</text:a>, <text:span text:style-name="T2">wzorzec sprawozdania</text:span></text:p>
      <text:p text:style-name="P4"><text:span text:style-name="T2">4.2. </text:span><text:a xlink:type="simple" xlink:href="http://jedrzej.ulasiewicz.staff.iiar.pwr.wroc.pl/Architektura-Komputerow/lab/Architektura-63.pdf" text:style-name="Internet_20_link" text:visited-style-name="Visited_20_Internet_20_Link">http://jedrzej.ulasiewicz.staff.iiar.pwr.wroc.pl/Architektura-Komputerow/lab/Architektura-63.pdf</text:a>, laboratorium architektury komputerów – materiały dr Jędrzeja Ułasiewicza</text:p>
      <text:p text:style-name="P5"><text:span text:style-name="T3">4.3. </text:span><text:a xlink:type="simple" xlink:href="https://pl.wikibooks.org/wiki/Asembler_x86" text:style-name="Internet_20_link" text:visited-style-name="Visited_20_Internet_20_Link">https://pl.wikibooks.org/wiki/Asembler_x86</text:a>, teoria oraz prosty program krok po kroku</text:p>
      <text:p text:style-name="P8"><text:span text:style-name="T7">4.4. </text:span><text:a xlink:type="simple" xlink:href="http://quantum-mirror.hu/mirrors/pub/gnusavannah/pgubook/ProgrammingGroundUp-1-0-booksize.pdf?fbclid=IwAR0b_yzxqe1Ib9ANvA1BX5r4fFWKh6TarAiws4QtwKpikw2nGNYaYwcYwfI" text:style-name="Internet_20_link" text:visited-style-name="Visited_20_Internet_20_Link">http://quantum-mirror.hu/mirrors/pub/gnusavannah/pgubook/ProgrammingGroundUp-1-0-booksize.pdf?fbclid=IwAR0b_yzxqe1Ib9ANvA1BX5r4fFWKh6TarAiws4QtwKpikw2nGNYaYwcYwfI</text:a>, <text:span text:style-name="T7">Programming from the Ground Up</text:span></text:p>
      <text:p text:style-name="P6"><text:span text:style-name="T4">4.5. </text:span><text:a xlink:type="simple" xlink:href="http://www.cs.umd.edu/~meesh/cmsc311/links/handouts/ia32.pdf" text:style-name="Internet_20_link" text:visited-style-name="Visited_20_Internet_20_Link">http://www.cs.umd.edu/~meesh/cmsc311/links/handouts/ia32.pdf</text:a></text:p>
      <text:p text:style-name="P7"><text:span text:style-name="T5">4.6. </text:span><text:a xlink:type="simple" xlink:href="http://zak.ict.pwr.wroc.pl/materials/architektura/laboratorium%20AK2/Dokumentacja/Intel%20Penium%20IV/IA-32%20Intel%20Architecture%20Software%20Developers%20Manual%20vol.%202%20-%20Instruction%20Set%20Reference.pdf" text:style-name="Internet_20_link" text:visited-style-name="Visited_20_Internet_20_Link">http://zak.ict.pwr.wroc.pl/materials/architektura/laboratorium%20AK2/Dokumentacja/Intel%20Penium%20IV/IA-32%20Intel%20Architecture%20Software%20Developers%20Manual%20vol.%202%20-%20Instruction%20Set%20Reference.pdf</text:a>, <text:span text:style-name="T6">dokumentacja intela (Instruction Reference vol.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1:05:44.067561196</meta:creation-date>
    <dc:date>2019-06-13T17:03:22.382590983</dc:date>
    <meta:editing-duration>PT10H33M26S</meta:editing-duration>
    <meta:editing-cycles>288</meta:editing-cycles>
    <meta:generator>LibreOffice/6.0.7.3$Linux_X86_64 LibreOffice_project/00m0$Build-3</meta:generator>
    <meta:document-statistic meta:table-count="0" meta:image-count="0" meta:object-count="1" meta:page-count="8" meta:paragraph-count="125" meta:word-count="550" meta:character-count="5468" meta:non-whitespace-character-count="38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359cm" svg:y="3.951cm" style:legend-expansion="high" chart:style-name="ch2"/>
        <chart:plot-area chart:style-name="ch3" chart:data-source-has-labels="both" svg:x="0.319cm" svg:y="0.179cm" svg:width="12.721cm" svg:height="8.641cm">
          <chartooo:coordinate-region svg:x="1.311cm" svg:y="0.379cm" svg:width="11.635cm" svg:height="7.794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line">
            <chart:data-point chart:repeated="5"/>
          </chart:series>
          <chart:series chart:style-name="ch7" chart:values-cell-range-address="local-table.$C$2:.$C$6" chart:label-cell-address="local-table.$C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y</text:p>
              </table:table-cell>
              <table:table-cell office:value-type="string">
                <text:p>wiersz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35">
                <text:p>4335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4">
                <text:p>2874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76">
                <text:p>3576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96">
                <text:p>3696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95">
                <text:p>2595</text:p>
              </table:table-cell>
              <table:table-cell office:value-type="float" office:value="1776">
                <text:p>1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